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eadme</text:span><text:span text:style-name="T1_2"><text:s/></text:span><text:span text:style-name="T1_3">file</text:span><text:span text:style-name="T1_4"><text:s/></text:span><text:span text:style-name="T1_5">for</text:span><text:span text:style-name="T1_6"><text:s/></text:span><text:span text:style-name="T1_7">DS</text:span><text:span text:style-name="T1_8">1307</text:span><text:span text:style-name="T1_9">RTC</text:span><text:span text:style-name="T1_10"><text:s/></text:span><text:span text:style-name="T1_11">Library</text:span></text:p>
      <text:p text:style-name="P2"/>
      <text:p text:style-name="P3"><text:span text:style-name="T3_1">The</text:span><text:span text:style-name="T3_2"><text:s/></text:span><text:span text:style-name="T3_3">DS</text:span><text:span text:style-name="T3_4">1307</text:span><text:span text:style-name="T3_5">RTC</text:span><text:span text:style-name="T3_6"><text:s/></text:span><text:span text:style-name="T3_7">library</text:span><text:span text:style-name="T3_8"><text:s/></text:span><text:span text:style-name="T3_9">is</text:span><text:span text:style-name="T3_10"><text:s/></text:span><text:span text:style-name="T3_11">provided</text:span><text:span text:style-name="T3_12"><text:s/></text:span><text:span text:style-name="T3_13">to</text:span><text:span text:style-name="T3_14"><text:s/></text:span><text:span text:style-name="T3_15">demonstrate</text:span><text:span text:style-name="T3_16"><text:s/></text:span><text:span text:style-name="T3_17">the</text:span><text:span text:style-name="T3_18"><text:s/></text:span><text:span text:style-name="T3_19">Arduino</text:span><text:span text:style-name="T3_20"><text:s/></text:span><text:span text:style-name="T3_21">Time</text:span><text:span text:style-name="T3_22"><text:s/></text:span><text:span text:style-name="T3_23">library</text:span><text:span text:style-name="T3_24">.</text:span></text:p>
      <text:p text:style-name="P4"/>
      <text:p text:style-name="P5"><text:span text:style-name="T5_1">See</text:span><text:span text:style-name="T5_2"><text:s/></text:span><text:span text:style-name="T5_3">the</text:span><text:span text:style-name="T5_4"><text:s/></text:span><text:span text:style-name="T5_5">TimeRTC</text:span><text:span text:style-name="T5_6"><text:s/></text:span><text:span text:style-name="T5_7">example</text:span><text:span text:style-name="T5_8"><text:s/></text:span><text:span text:style-name="T5_9">sketches</text:span><text:span text:style-name="T5_10"><text:s/></text:span><text:span text:style-name="T5_11">privided</text:span><text:span text:style-name="T5_12"><text:s/></text:span><text:span text:style-name="T5_13">with</text:span><text:span text:style-name="T5_14"><text:s/></text:span><text:span text:style-name="T5_15">the</text:span><text:span text:style-name="T5_16"><text:s/></text:span><text:span text:style-name="T5_17">Time</text:span><text:span text:style-name="T5_18"><text:s/></text:span><text:span text:style-name="T5_19">library</text:span><text:span text:style-name="T5_20"><text:s/></text:span><text:span text:style-name="T5_21">download</text:span><text:span text:style-name="T5_22"><text:s/></text:span><text:span text:style-name="T5_23">for</text:span><text:span text:style-name="T5_24"><text:s/></text:span><text:span text:style-name="T5_25">usage</text:span>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